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keep-together="always" fo:keep-with-next="always"/>
    </style:style>
    <style:style style:name="P3" style:family="paragraph" style:parent-style-name="Text_20_body">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5" style:family="paragraph" style:parent-style-name="Standard">
      <style:paragraph-properties fo:keep-together="always" fo:keep-with-next="always"/>
    </style:style>
    <style:style style:name="P6" style:family="paragraph" style:parent-style-name="Standard" style:master-page-name="">
      <style:paragraph-properties fo:keep-together="always" style:page-number="auto" fo:break-before="auto" fo:break-after="auto" fo:keep-with-next="always"/>
    </style:style>
    <style:style style:name="P7"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8"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9"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0" style:family="paragraph" style:parent-style-name="Standard" style:list-style-name="L1">
      <style:paragraph-properties fo:keep-together="always" fo:keep-with-next="always"/>
    </style:style>
    <style:style style:name="P11" style:family="paragraph" style:parent-style-name="Heading_20_2" style:master-page-name="">
      <style:paragraph-properties fo:keep-together="always" style:page-number="auto" fo:keep-with-next="always"/>
    </style:style>
    <style:style style:name="P12" style:family="paragraph" style:parent-style-name="Heading_20_2" style:master-page-name="">
      <style:paragraph-properties fo:keep-together="always" style:page-number="auto"/>
    </style:style>
    <style:style style:name="P13" style:family="paragraph" style:parent-style-name="Heading_20_3">
      <style:paragraph-properties fo:keep-together="always"/>
    </style:style>
    <style:style style:name="P14" style:family="paragraph" style:parent-style-name="Heading_20_3">
      <style:paragraph-properties fo:keep-together="always"/>
      <style:text-properties fo:font-weight="bold" style:font-weight-asian="bold" style:font-weight-complex="bold"/>
    </style:style>
    <style:style style:name="P15" style:family="paragraph" style:parent-style-name="Heading_20_3">
      <style:paragraph-properties fo:keep-together="always" fo:keep-with-next="always"/>
    </style:style>
    <style:style style:name="P16" style:family="paragraph" style:parent-style-name="Heading_20_3" style:master-page-name="">
      <style:paragraph-properties fo:keep-together="always" style:page-number="auto" fo:keep-with-next="always"/>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5" style:family="text">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T6"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7" style:family="text">
      <style:text-properties fo:font-style="italic" style:font-style-asian="italic" style:font-style-complex="italic"/>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top" style:vertical-rel="text"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1">
        <draw:text-box fo:min-width="3.911cm">
          <text:p text:style-name="Frame_20_contents">Legend: <text:span text:style-name="Done">Done</text:span>, <text:span text:style-name="Todo">ToDo</text:span></text:p>
        </draw:text-box>
      </draw:frame>
      <text:h text:style-name="Heading_20_1" text:outline-level="1"><text:span text:style-name="T2">Model: </text:span><text:span text:style-name="T8">poleno.mail</text:span> </text:h>
      <text:p text:style-name="Standard"><draw:frame draw:style-name="fr2" draw:name="Object1" text:anchor-type="as-char" svg:width="17cm" svg:height="5.001cm" draw:z-index="0"><draw:object xlink:href="./Object 1" xlink:type="simple" xlink:show="embed" xlink:actuate="onLoad"/><draw:image xlink:href="./ObjectReplacements/Object 1" xlink:type="simple" xlink:show="embed" xlink:actuate="onLoad"/></draw:frame></text:p>
      <text:p text:style-name="Standard"/>
      <text:h text:style-name="P11" text:outline-level="2">Message</text:h>
      <text:p text:style-name="P6"><text:span text:style-name="Done">Represents a single inbound or outbound e‑mail message.</text:span></text:p>
      <text:p text:style-name="P4">Relations:</text:p>
      <text:list xml:id="list14997881912" text:style-name="L1">
        <text:list-item>
          <text:p text:style-name="P8"><text:span text:style-name="Done"><text:span text:style-name="T9">recipient_set</text:span></text:span><text:span text:style-name="Done"><text:span text:style-name="T1">: List of Recipients; Should NOT be empty; Ordered by id.</text:span></text:span></text:p>
        </text:list-item>
        <text:list-item>
          <text:p text:style-name="P9"><text:span text:style-name="Done"><text:span text:style-name="T9">attachment_set</text:span></text:span><text:span text:style-name="Done"><text:span text:style-name="T1">: List of Attachments; May be empty; Ordered by id.</text:span></text:span></text:p>
        </text:list-item>
      </text:list>
      <text:p text:style-name="P3">Properties<text:span text:style-name="T1">:</text:span></text:p>
      <text:list xml:id="list1499806091" text:continue-numbering="true" text:style-name="L1">
        <text:list-item>
          <text:p text:style-name="P8"><text:span text:style-name="Done"><text:span text:style-name="T9">type</text:span></text:span><text:span text:style-name="Done"><text:span text:style-name="T1">: Choice; May NOT be NULL.</text:span></text:span></text:p>
          <text:list>
            <text:list-item>
              <text:p text:style-name="P9"><text:span text:style-name="Done"><text:span text:style-name="T7">inbound</text:span></text:span><text:span text:style-name="Done">, </text:span><text:span text:style-name="Done"><text:span text:style-name="T7">outbound</text:span></text:span></text:p>
            </text:list-item>
          </text:list>
        </text:list-item>
        <text:list-item>
          <text:p text:style-name="P9"><text:span text:style-name="Done"><text:span text:style-name="T9">processed</text:span></text:span><text:span text:style-name="Done">: Datetime ; May be NULL.<text:line-break/>Time the message was sent/received. NULL for queued outbound messages.</text:span></text:p>
        </text:list-item>
        <text:list-item>
          <text:p text:style-name="P9"><text:span text:style-name="Done"><text:span text:style-name="T9">from_name</text:span></text:span><text:span text:style-name="Done">: String; May be empty.</text:span></text:p>
        </text:list-item>
        <text:list-item>
          <text:p text:style-name="P9"><text:span text:style-name="Done"><text:span text:style-name="T9">from_mail</text:span></text:span><text:span text:style-name="Done">: E-mail; Should NOT be empty.</text:span></text:p>
        </text:list-item>
        <text:list-item>
          <text:p text:style-name="P9"><text:span text:style-name="Done"><text:span text:style-name="T9">received_for</text:span></text:span><text:span text:style-name="Done">: E-mail; May be empty.<text:line-break/>The address we received the message for. It may, but does not have to be among the message recipients, as the address may have been bcc-ed to. The address is empty for all outbound messages and may be empty for some inbound messages if we don't know it, or the used e-mail transport doesn't support it.</text:span></text:p>
        </text:list-item>
        <text:list-item>
          <text:p text:style-name="P9"><text:span text:style-name="Done"><text:span text:style-name="T9">subject</text:span></text:span><text:span text:style-name="Done">: String; May be empty.</text:span></text:p>
        </text:list-item>
        <text:list-item>
          <text:p text:style-name="P9"><text:span text:style-name="Done"><text:span text:style-name="T9">text</text:span></text:span><text:span text:style-name="Done"> and </text:span><text:span text:style-name="Done"><text:span text:style-name="T9">html</text:span></text:span><text:span text:style-name="Done">: String; May be empty.<text:line-break/>Text/plain and text/html body alternatives of the message. At least one should be defined.</text:span></text:p>
        </text:list-item>
        <text:list-item>
          <text:p text:style-name="P9"><text:span text:style-name="Done"><text:span text:style-name="T9">headers</text:span></text:span><text:span text:style-name="Done">: JSON; May be empty.<text:line-break/>Dictionary mapping header names to their values, or lists of their values. For outbound messages it contains only extra headers added by the sender. For inbound messages it contains all message headers.</text:span></text:p>
        </text:list-item>
      </text:list>
      <text:p text:style-name="P7">Computed Properties:</text:p>
      <text:list xml:id="list1559144915" text:continue-numbering="true" text:style-name="L1">
        <text:list-item>
          <text:p text:style-name="P10"><text:span text:style-name="Done"><text:span text:style-name="T6">from_formatted</text:span></text:span><text:span text:style-name="Done"><text:span text:style-name="T4">: String; May be empty; Read-write.<text:line-break/>Formatted from address, combination of </text:span></text:span><text:span text:style-name="Done"><text:span text:style-name="T6">from_name</text:span></text:span><text:span text:style-name="Done"><text:span text:style-name="T4"> and </text:span></text:span><text:span text:style-name="Done"><text:span text:style-name="T6">from_mail</text:span></text:span><text:span text:style-name="Done"><text:span text:style-name="T4">.</text:span></text:span></text:p>
        </text:list-item>
        <text:list-item>
          <text:p text:style-name="P9"><text:span text:style-name="Done"><text:span text:style-name="T9">to_formatted</text:span></text:span><text:span text:style-name="Done"><text:span text:style-name="T4">, </text:span></text:span><text:span text:style-name="Done"><text:span text:style-name="T9">cc_formatted</text:span></text:span><text:span text:style-name="Done"><text:span text:style-name="T4"> and </text:span></text:span><text:span text:style-name="Done"><text:span text:style-name="T9">bcc_formatted</text:span></text:span><text:span text:style-name="Done"><text:span text:style-name="T4">:<text:line-break/>String; May be empty; Read‑only.<text:line-break/>Comma separated lists of formatted addresses of message recipients of the respective type.</text:span></text:span></text:p>
        </text:list-item>
      </text:list>
      <text:p text:style-name="Text_20_body"/>
      <text:h text:style-name="P11" text:outline-level="2"><text:soft-page-break/>Recipient</text:h>
      <text:p text:style-name="P2">Relations<text:span text:style-name="T3">:</text:span></text:p>
      <text:list xml:id="list1585223739" text:continue-numbering="true" text:style-name="L1">
        <text:list-item>
          <text:p text:style-name="P8"><text:span text:style-name="Done"><text:span text:style-name="T9">message</text:span></text:span><text:span text:style-name="Done"><text:span text:style-name="T1">: Message; May NOT be NULL.</text:span></text:span></text:p>
        </text:list-item>
      </text:list>
      <text:p text:style-name="P3"><text:span text:style-name="T5">Properties</text:span><text:span text:style-name="T4">:</text:span></text:p>
      <text:list xml:id="list569479089" text:continue-numbering="true" text:style-name="L1">
        <text:list-item>
          <text:p text:style-name="P9"><text:span text:style-name="Done"><text:span text:style-name="T9">name</text:span></text:span><text:span text:style-name="Done">: String; May be empty.</text:span></text:p>
        </text:list-item>
        <text:list-item>
          <text:p text:style-name="P9"><text:span text:style-name="Done"><text:span text:style-name="T9">mail</text:span></text:span><text:span text:style-name="Done">: E-mail; May NOT be empty.</text:span></text:p>
        </text:list-item>
        <text:list-item>
          <text:p text:style-name="P8"><text:span text:style-name="Done"><text:span text:style-name="T9">type</text:span></text:span><text:span text:style-name="Done"><text:span text:style-name="T1">: Choice; May NOT be NULL.</text:span></text:span></text:p>
          <text:list>
            <text:list-item>
              <text:p text:style-name="P9"><text:span text:style-name="Done"><text:span text:style-name="T7">to</text:span></text:span><text:span text:style-name="Done">, </text:span><text:span text:style-name="Done"><text:span text:style-name="T7">cc</text:span></text:span><text:span text:style-name="Done">, </text:span><text:span text:style-name="Done"><text:span text:style-name="T7">bcc</text:span></text:span></text:p>
            </text:list-item>
          </text:list>
        </text:list-item>
        <text:list-item>
          <text:p text:style-name="P8"><text:span text:style-name="Done"><text:span text:style-name="T9">status</text:span></text:span><text:span text:style-name="Done"><text:span text:style-name="T1">: Choice; May NOT be NULL.</text:span></text:span></text:p>
          <text:list>
            <text:list-item>
              <text:p text:style-name="P9"><text:span text:style-name="Done">For inbound messages:</text:span></text:p>
              <text:list>
                <text:list-item>
                  <text:p text:style-name="P9"><text:span text:style-name="Done"><text:span text:style-name="T7">inbound</text:span></text:span></text:p>
                </text:list-item>
              </text:list>
            </text:list-item>
            <text:list-item>
              <text:p text:style-name="P9"><text:span text:style-name="Done">For outbound messages:</text:span></text:p>
              <text:list>
                <text:list-item>
                  <text:p text:style-name="P9"><text:span text:style-name="Done"><text:span text:style-name="T7">undefined</text:span></text:span></text:p>
                </text:list-item>
                <text:list-item>
                  <text:p text:style-name="P9"><text:span text:style-name="Done"><text:span text:style-name="T7">queued</text:span></text:span><text:span text:style-name="Done">: The message is waiting to be sent.</text:span></text:p>
                </text:list-item>
                <text:list-item>
                  <text:p text:style-name="P9"><text:span text:style-name="Done"><text:span text:style-name="T7">rejected</text:span></text:span><text:span text:style-name="Done">: The message was rejected by the recipient.</text:span></text:p>
                </text:list-item>
                <text:list-item>
                  <text:p text:style-name="P9"><text:span text:style-name="Done"><text:span text:style-name="T7">invalid</text:span></text:span><text:span text:style-name="Done">: The e-mail transport refused the message as invalid for this recipient.</text:span></text:p>
                </text:list-item>
                <text:list-item>
                  <text:p text:style-name="P9"><text:span text:style-name="Done"><text:span text:style-name="T7">sent</text:span></text:span><text:span text:style-name="Done">: The message was successfully sent</text:span><text:span text:style-name="Done"> for this recipient</text:span><text:span text:style-name="Done">.</text:span></text:p>
                </text:list-item>
                <text:list-item>
                  <text:p text:style-name="P9"><text:span text:style-name="Done"><text:span text:style-name="T7">delivered</text:span></text:span><text:span text:style-name="Done">: There is an evidence the message was delivered to the recipient.</text:span></text:p>
                </text:list-item>
                <text:list-item>
                  <text:p text:style-name="P9"><text:span text:style-name="Done"><text:span text:style-name="T7">opened</text:span></text:span><text:span text:style-name="Done">: There is an evidence the message was opened by the recipient.</text:span></text:p>
                </text:list-item>
              </text:list>
            </text:list-item>
          </text:list>
        </text:list-item>
        <text:list-item>
          <text:p text:style-name="P9"><text:span text:style-name="Done"><text:span text:style-name="T9">status_details</text:span></text:span><text:span text:style-name="Done">: String; May be empty.<text:line-break/>Various details about </text:span><text:span text:style-name="Done"><text:span text:style-name="T9">status</text:span></text:span><text:span text:style-name="Done"> set by the e-mail transport. E.g. rejection reason.</text:span></text:p>
        </text:list-item>
        <text:list-item>
          <text:p text:style-name="P9"><text:span text:style-name="Done"><text:span text:style-name="T9">remote_id</text:span></text:span><text:span text:style-name="Done">: String; May be empty.<text:line-break/>Message id used by the e-mail transport.</text:span></text:p>
        </text:list-item>
      </text:list>
      <text:p text:style-name="P7">Computed Properties:</text:p>
      <text:list xml:id="list462339874" text:continue-numbering="true" text:style-name="L1">
        <text:list-item>
          <text:p text:style-name="P10"><text:span text:style-name="Done"><text:span text:style-name="T9">formatted</text:span></text:span><text:span text:style-name="Done">: String; May NOT be empty; Read-write.<text:line-break/>Formatted address, combination or </text:span><text:span text:style-name="Done"><text:span text:style-name="T9">name</text:span></text:span><text:span text:style-name="Done"> and </text:span><text:span text:style-name="Done"><text:span text:style-name="T9">mail</text:span></text:span><text:span text:style-name="Done">.</text:span></text:p>
        </text:list-item>
      </text:list>
      <text:p text:style-name="Standard"/>
      <text:p text:style-name="Standard"/>
      <text:h text:style-name="P12" text:outline-level="2">SMTP transport events</text:h>
      <text:h text:style-name="P13" text:outline-level="3"><text:span text:style-name="Done">Send outbound e-mails</text:span></text:h>
      <text:p text:style-name="P2"><text:span text:style-name="Done">Trigger: every few minutes if there are any queued outbound messages waiting.</text:span></text:p>
      <text:p text:style-name="Standard"/>
      <text:p text:style-name="Standard"/>
      <text:h text:style-name="P12" text:outline-level="2">IMAP transport events</text:h>
      <text:h text:style-name="P13" text:outline-level="3"><text:span text:style-name="Done">Poll for inbound e-mails</text:span></text:h>
      <text:p text:style-name="P2"><text:span text:style-name="Done">Trigger: every few minutes.</text:span></text:p>
      <text:p text:style-name="Standard"/>
      <text:p text:style-name="Standard"/>
      <text:h text:style-name="P11" text:outline-level="2"><text:soft-page-break/>Mandrill transport events</text:h>
      <text:h text:style-name="P15" text:outline-level="3"><text:span text:style-name="Done">Send outbound e-mails</text:span></text:h>
      <text:p text:style-name="P2"><text:span text:style-name="Done">Trigger: every few minutes if there are any queued outbound messages waiting.</text:span></text:p>
      <text:p text:style-name="P5"/>
      <text:p text:style-name="P5"/>
      <text:h text:style-name="P16" text:outline-level="3"><text:span text:style-name="Done">Message status webhook event</text:span></text:h>
      <text:p text:style-name="P2"><text:span text:style-name="Done">Trigger: request to Mandrill webhook</text:span></text:p>
      <text:p text:style-name="P2"><text:span text:style-name="Done">Updates message recipient status according to the Mandrill event received. The message and its recipients are identified by </text:span><text:span text:style-name="Done"><text:span text:style-name="T6">remote_id</text:span></text:span><text:span text:style-name="Done">.</text:span></text:p>
      <text:p text:style-name="P5"/>
      <text:p text:style-name="P5"/>
      <text:h text:style-name="P16" text:outline-level="3"><text:span text:style-name="Done">Inbound e-mail webhook event</text:span></text:h>
      <text:p text:style-name="P2"><text:span text:style-name="Done">Trigger: request to Mandrill webhook</text:span></text:p>
      <text:p text:style-name="Standard"/>
      <text:p text:style-name="Standard"/>
      <text:h text:style-name="P12" text:outline-level="2">Mandrill transport views</text:h>
      <text:h text:style-name="P13" text:outline-level="3"><text:span text:style-name="Done">Mandrill webhook</text:span></text:h>
      <text:p text:style-name="P2"><text:span text:style-name="Done">URL: </text:span><text:span text:style-name="Done"><text:span text:style-name="T8">/mandrill/webhook/</text:span></text:span></text:p>
      <text:p text:style-name="Standard"/>
      <text:p text:style-name="Standard"/>
      <text:h text:style-name="P12" text:outline-level="2">Administration</text:h>
      <text:h text:style-name="P14" text:outline-level="3"><text:span text:style-name="Done">List of All E‑mails</text:spa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age-count>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2-19T15:23:04</dc:date>
    <meta:editing-duration>P2DT1H51S</meta:editing-duration>
    <meta:editing-cycles>1386</meta:editing-cycles>
    <meta:generator>LibreOffice/3.5$Linux_x86 LibreOffice_project/350m1$Build-2</meta:generator>
    <meta:print-date>2014-08-21T02:42:56</meta:print-date>
    <meta:document-statistic meta:table-count="0" meta:image-count="0" meta:object-count="1" meta:page-count="3" meta:paragraph-count="64" meta:word-count="512" meta:character-count="3153" meta:non-whitespace-character-count="2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end="Circle" draw:textarea-vertical-align="middle"/>
    </style:style>
    <style:style style:name="gr5" style:family="graphic" style:parent-style-name="standard">
      <style:graphic-properties draw:stroke="none" svg:stroke-color="#000000" draw:fill="none" draw:fill-color="#ffffff" fo:min-height="0.45cm"/>
    </style:style>
    <style:style style:name="gr6" style:family="graphic" style:parent-style-name="standard">
      <style:graphic-properties svg:stroke-color="#000000" draw:marker-start="Arrowheads_20_1" draw:marker-end="Circl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25cm" svg:height="1cm" svg:x="7.4cm" svg:y="3.5cm">
          <text:p/>
          <draw:enhanced-geometry svg:viewBox="0 0 21600 21600" draw:type="rectangle" draw:enhanced-path="M 0 0 L 21600 0 21600 21600 0 21600 0 0 Z N"/>
        </draw:custom-shape>
        <draw:custom-shape draw:style-name="gr1" draw:text-style-name="P1" draw:layer="layout" svg:width="2.2cm" svg:height="0.5cm" svg:x="6.4cm" svg:y="4.7cm">
          <text:p/>
          <draw:enhanced-geometry svg:viewBox="0 0 21600 21600" draw:type="rectangle" draw:enhanced-path="M 0 0 L 21600 0 21600 21600 0 21600 0 0 Z N"/>
        </draw:custom-shape>
        <draw:custom-shape draw:style-name="gr1" draw:text-style-name="P1" draw:layer="layout" svg:width="2cm" svg:height="0.5cm" svg:x="11.5cm" svg:y="2.7cm">
          <text:p/>
          <draw:enhanced-geometry svg:viewBox="0 0 21600 21600" draw:type="rectangle" draw:enhanced-path="M 0 0 L 21600 0 21600 21600 0 21600 0 0 Z N"/>
        </draw:custom-shape>
        <draw:custom-shape draw:style-name="gr1" draw:text-style-name="P1" draw:layer="layout" svg:width="2cm" svg:height="0.5cm" svg:x="6.5cm" svg:y="2.7cm">
          <text:p/>
          <draw:enhanced-geometry svg:viewBox="0 0 21600 21600" draw:type="rectangle" draw:enhanced-path="M 0 0 L 21600 0 21600 21600 0 21600 0 0 Z N"/>
        </draw:custom-shape>
        <draw:custom-shape draw:style-name="gr1" draw:text-style-name="P1" draw:layer="layout" svg:width="2cm" svg:height="0.25cm" svg:x="9cm" svg:y="2.9cm">
          <text:p/>
          <draw:enhanced-geometry svg:viewBox="0 0 21600 21600" draw:type="rectangle" draw:enhanced-path="M 0 0 L 21600 0 21600 21600 0 21600 0 0 Z N"/>
        </draw:custom-shape>
        <draw:custom-shape draw:style-name="gr2" draw:text-style-name="P2" xml:id="id1" draw:id="id1" draw:layer="layout" svg:width="3cm" svg:height="1cm" svg:x="6cm" svg:y="2.5cm">
          <text:p text:style-name="P1"><text:span text:style-name="T1">Messag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3cm" svg:height="1cm" svg:x="11cm" svg:y="2.5cm">
          <text:p text:style-name="P1"><text:span text:style-name="T1">Recipient</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cm" svg:height="1cm" svg:x="6cm" svg:y="4.5cm">
          <text:p text:style-name="P1"><text:span text:style-name="T1">Attach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9cm" svg:y1="3cm" svg:x2="11cm" svg:y2="3cm" draw:start-shape="id1" draw:start-glue-point="1" draw:end-shape="id2" draw:end-glue-point="3" svg:d="m9000 3000h2000" svg:viewBox="0 0 2001 1">
          <text:p/>
        </draw:connector>
        <draw:frame draw:style-name="gr5" draw:text-style-name="P3" draw:layer="layout" svg:width="0.9cm" svg:height="0.7cm" svg:x="10.3cm" svg:y="3cm">
          <draw:text-box>
            <text:p text:style-name="P1"><text:span text:style-name="T2">1+</text:span></text:p>
          </draw:text-box>
        </draw:frame>
        <draw:connector draw:style-name="gr6" draw:text-style-name="P1" draw:layer="layout" svg:x1="7.5cm" svg:y1="3.5cm" svg:x2="7.5cm" svg:y2="4.5cm" draw:start-shape="id1" draw:start-glue-point="2" draw:end-shape="id3" svg:d="m7500 3500v1000" svg:viewBox="0 0 1 10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